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svg:stroke-width="0.1cm" svg:stroke-color="#666666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fo:min-height="0.604cm"/>
    </style:style>
    <style:style style:name="gr4" style:family="graphic" style:parent-style-name="standard">
      <style:graphic-properties svg:stroke-color="#000000" draw:fill="solid" draw:fill-color="#000000" draw:textarea-vertical-align="middle"/>
    </style:style>
    <style:style style:name="gr5" style:family="graphic" style:parent-style-name="standard">
      <style:graphic-properties svg:stroke-width="0.05cm" svg:stroke-color="#ccccc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solid" draw:fill-color="#666666" draw:textarea-vertical-align="middle"/>
    </style:style>
    <style:style style:name="gr10" style:family="graphic" style:parent-style-name="standard">
      <style:graphic-properties draw:stroke="none" svg:stroke-color="#99ff66" draw:fill="solid" draw:fill-color="#00cc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text-properties fo:font-family="メイリオ" style:font-family-generic="modern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color="#b2b2b2" fo:font-family="'Noto Sans CJK JP Bold'" style:font-family-generic="swiss" style:font-pitch="variable" fo:font-size="7pt" style:font-size-asian="7pt" style:font-size-complex="7pt"/>
    </style:style>
    <style:style style:name="P4" style:family="paragraph">
      <style:paragraph-properties fo:text-align="center"/>
      <style:text-properties fo:font-family="メイリオ" style:font-family-generic="modern" style:font-pitch="variable"/>
    </style:style>
    <style:style style:name="P5" style:family="paragraph">
      <style:paragraph-properties fo:text-align="center"/>
      <style:text-properties fo:font-family="メイリオ" style:font-family-generic="modern" style:font-pitch="variable" fo:font-size="12pt" style:font-size-asian="12pt" style:font-size-complex="12pt"/>
    </style:style>
    <style:style style:name="P6" style:family="paragraph">
      <style:text-properties fo:font-family="メイリオ" style:font-family-generic="modern" style:font-pitch="variable" fo:font-size="9pt" style:font-size-asian="9pt" style:font-size-complex="9pt"/>
    </style:style>
    <style:style style:name="P7" style:family="paragraph">
      <style:text-properties fo:font-family="'Noto Sans CJK JP Bold'" style:font-family-generic="swiss" style:font-pitch="variable" fo:font-size="9pt" style:font-size-asian="9pt" style:font-size-complex="9pt"/>
    </style:style>
    <style:style style:name="T1" style:family="text">
      <style:text-properties fo:font-family="メイリオ" style:font-family-generic="modern" style:font-pitch="variable" fo:font-size="10pt" style:font-size-asian="10pt" style:font-size-complex="10pt"/>
    </style:style>
    <style:style style:name="T2" style:family="text">
      <style:text-properties fo:color="#b2b2b2" fo:font-family="'Noto Sans CJK JP Bold'" style:font-family-generic="swiss" style:font-pitch="variable" fo:font-size="7pt" style:font-size-asian="7pt" style:font-size-complex="7pt"/>
    </style:style>
    <style:style style:name="T3" style:family="text">
      <style:text-properties fo:font-family="メイリオ" style:font-family-generic="modern" style:font-pitch="variable" fo:font-size="12pt" style:font-size-asian="12pt" style:font-size-complex="12pt"/>
    </style:style>
    <style:style style:name="T4" style:family="text">
      <style:text-properties fo:font-family="メイリオ" style:font-family-generic="moder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5cm" svg:height="1.311cm" svg:x="5cm" svg:y="9cm">
          <draw:text-box>
            <text:p text:style-name="P1"><text:span text:style-name="T1">OMRON HVC-C1B</text:span></text:p>
          </draw:text-box>
        </draw:frame>
        <draw:g>
          <draw:custom-shape draw:style-name="gr2" draw:text-style-name="P2" draw:layer="layout" svg:width="2.75cm" svg:height="2cm" svg:x="2.25cm" svg:y="9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1.949cm" svg:height="0.854cm" svg:x="2.25cm" svg:y="9.768cm">
            <draw:text-box>
              <text:p text:style-name="P3"><text:span text:style-name="T2">OMRON</text:span></text:p>
            </draw:text-box>
          </draw:frame>
          <draw:g>
            <draw:circle draw:style-name="gr4" draw:text-style-name="P2" draw:layer="layout" svg:width="0.125cm" svg:height="0.125cm" svg:x="4.405cm" svg:y="10.038cm">
              <text:p/>
            </draw:circle>
            <draw:circle draw:style-name="gr5" draw:text-style-name="P2" draw:layer="layout" svg:width="0.25cm" svg:height="0.25cm" svg:x="4.342cm" svg:y="9.975cm">
              <text:p/>
            </draw:circle>
          </draw:g>
        </draw:g>
        <draw:line draw:style-name="gr6" draw:text-style-name="P2" draw:layer="layout" svg:x1="3.75cm" svg:y1="8.75cm" svg:x2="3.75cm" svg:y2="7.5cm">
          <text:p/>
        </draw:line>
        <draw:rect draw:style-name="gr7" draw:text-style-name="P5" draw:layer="layout" svg:width="3.25cm" svg:height="1.25cm" svg:x="2cm" svg:y="6cm">
          <text:p text:style-name="P4"><text:span text:style-name="T3">node-omron</text:span></text:p>
          <text:p text:style-name="P4"><text:span text:style-name="T3">-hvc-c-test</text:span></text:p>
        </draw:rect>
        <draw:frame draw:style-name="gr8" draw:text-style-name="P7" draw:layer="layout" svg:width="1.5cm" svg:height="0.73cm" svg:x="2.5cm" svg:y="7.77cm">
          <draw:text-box>
            <text:p text:style-name="P6"><text:span text:style-name="T4">BLE</text:span></text:p>
          </draw:text-box>
        </draw:frame>
        <draw:line draw:style-name="gr6" draw:text-style-name="P2" draw:layer="layout" svg:x1="3.5cm" svg:y1="5.75cm" svg:x2="6.5cm" svg:y2="3.5cm">
          <text:p/>
        </draw:line>
        <draw:rect draw:style-name="gr7" draw:text-style-name="P5" draw:layer="layout" svg:width="4cm" svg:height="1.25cm" svg:x="6cm" svg:y="6cm">
          <text:p text:style-name="P4"><text:span text:style-name="T3">mqtt_pomodoro</text:span></text:p>
          <text:p text:style-name="P4"><text:span text:style-name="T3">_timer</text:span></text:p>
        </draw:rect>
        <draw:rect draw:style-name="gr7" draw:text-style-name="P5" draw:layer="layout" svg:width="3.25cm" svg:height="1.5cm" svg:x="6cm" svg:y="1.75cm">
          <text:p text:style-name="P4"><text:span text:style-name="T3">MQTT</text:span></text:p>
          <text:p text:style-name="P4"><text:span text:style-name="T3">Broker</text:span></text:p>
        </draw:rect>
        <draw:line draw:style-name="gr6" draw:text-style-name="P2" draw:layer="layout" svg:x1="7cm" svg:y1="3.5cm" svg:x2="7cm" svg:y2="5.75cm">
          <text:p/>
        </draw:line>
        <draw:line draw:style-name="gr6" draw:text-style-name="P2" draw:layer="layout" svg:x1="8cm" svg:y1="5.751cm" svg:x2="8cm" svg:y2="3.501cm">
          <text:p/>
        </draw:line>
        <draw:rect draw:style-name="gr7" draw:text-style-name="P5" draw:layer="layout" svg:width="3.25cm" svg:height="1.25cm" svg:x="10.75cm" svg:y="6cm">
          <text:p text:style-name="P4"><text:span text:style-name="T3">nodemcu</text:span></text:p>
          <text:p text:style-name="P4"><text:span text:style-name="T3">_mqtt_sub.lua</text:span></text:p>
        </draw:rect>
        <draw:line draw:style-name="gr6" draw:text-style-name="P2" draw:layer="layout" svg:x1="9cm" svg:y1="3.5cm" svg:x2="11.75cm" svg:y2="5.75cm">
          <text:p/>
        </draw:line>
        <draw:g>
          <draw:rect draw:style-name="gr9" draw:text-style-name="P2" draw:layer="layout" svg:width="3.25cm" svg:height="1.25cm" svg:x="10.75cm" svg:y="9.061cm">
            <text:p/>
          </draw:rect>
          <draw:g>
            <draw:custom-shape draw:style-name="gr10" draw:text-style-name="P2" draw:layer="layout" svg:width="0.069cm" svg:height="0.273cm" svg:x="11cm" svg:y="9.3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1.341cm" svg:y="9.3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2cm" draw:transform="rotate (-1.57079632679579) translate (11.341cm 9.311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1.342cm 9.652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1.342cm 9.993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1cm" svg:y="9.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1.341cm" svg:y="9.7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2" draw:layer="layout" svg:width="0.069cm" svg:height="0.273cm" svg:x="11.75cm" svg:y="9.3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2.091cm" svg:y="9.3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2cm" draw:transform="rotate (-1.57079632679579) translate (12.091cm 9.311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2.092cm 9.652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2.092cm 9.993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1.75cm" svg:y="9.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2.091cm" svg:y="9.7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2" draw:layer="layout" svg:width="0.069cm" svg:height="0.273cm" svg:x="12.5cm" svg:y="9.3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2.841cm" svg:y="9.3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2cm" draw:transform="rotate (-1.57079632679579) translate (12.841cm 9.311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2.842cm 9.652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2.842cm 9.993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2.5cm" svg:y="9.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2.841cm" svg:y="9.7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2" draw:layer="layout" svg:width="0.069cm" svg:height="0.273cm" svg:x="12.5cm" svg:y="9.3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2.841cm" svg:y="9.3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2cm" draw:transform="rotate (-1.57079632679579) translate (12.841cm 9.312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2.842cm 9.653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2.842cm 9.994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2.5cm" svg:y="9.72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2.841cm" svg:y="9.7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2" draw:layer="layout" svg:width="0.069cm" svg:height="0.273cm" svg:x="13.25cm" svg:y="9.3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3.591cm" svg:y="9.37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2cm" draw:transform="rotate (-1.57079632679579) translate (13.591cm 9.311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3.592cm 9.652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8cm" svg:height="0.273cm" draw:transform="rotate (-1.57079632679579) translate (13.592cm 9.993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3.25cm" svg:y="9.7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0.069cm" svg:height="0.273cm" svg:x="13.591cm" svg:y="9.72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6" draw:text-style-name="P2" draw:layer="layout" svg:x1="12.5cm" svg:y1="7.5cm" svg:x2="12.5cm" svg:y2="8.75cm">
          <text:p/>
        </draw:line>
        <draw:frame draw:style-name="gr8" draw:text-style-name="P6" draw:layer="layout" svg:width="1.5cm" svg:height="0.73cm" svg:x="11cm" svg:y="7.75cm">
          <draw:text-box>
            <text:p text:style-name="P6"><text:span text:style-name="T4">UART</text:span></text:p>
          </draw:text-box>
        </draw:frame>
        <draw:frame draw:style-name="gr11" draw:text-style-name="P1" draw:layer="layout" svg:width="2.5cm" svg:height="0.781cm" svg:x="11.25cm" svg:y="10.28cm">
          <draw:text-box>
            <text:p text:style-name="P1"><text:span text:style-name="T1">7segdui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5-10-09T15:58:58.31</meta:creation-date>
    <dc:date>2015-10-09T16:01:55.44</dc:date>
    <dc:creator>_ </dc:creator>
    <meta:editing-duration>PT2M56S</meta:editing-duration>
    <meta:editing-cycles>2</meta:editing-cycles>
    <meta:generator>OpenOffice/4.1.1$Win32 OpenOffice.org_project/411m6$Build-9775</meta:generator>
    <meta:document-statistic meta:object-count="62"/>
  </office:meta>
</office:document-meta>
</file>